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346in"/>
    </style:style>
    <style:style style:name="co3" style:family="table-column">
      <style:table-column-properties fo:break-before="auto" style:column-width="1.8925in"/>
    </style:style>
    <style:style style:name="co4" style:family="table-column">
      <style:table-column-properties fo:break-before="auto" style:column-width="1.1035in"/>
    </style:style>
    <style:style style:name="co5" style:family="table-column">
      <style:table-column-properties fo:break-before="auto" style:column-width="1.5772in"/>
    </style:style>
    <style:style style:name="ro1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organize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/>
          <table:table-cell table:style-name="ce1" table:formula="of:=[raw_data.A1]" office:value-type="string" office:string-value="MRI 1.9.1p430">
            <text:p>MRI 1.9.1p430</text:p>
          </table:table-cell>
          <table:table-cell table:style-name="ce1" table:formula="of:=[raw_data.A22]" office:value-type="string" office:string-value="rbx 1.3.0dev (hydra)">
            <text:p>rbx 1.3.0dev (hydra)</text:p>
          </table:table-cell>
          <table:table-cell table:style-name="ce1" table:formula="of:=[raw_data.A43]" office:value-type="string" office:string-value="rbx 1.2.0">
            <text:p>rbx 1.2.0</text:p>
          </table:table-cell>
          <table:table-cell table:style-name="ce1" table:formula="of:=[raw_data.A64]" office:value-type="string" office:string-value="Jruby 1.5.3">
            <text:p>Jruby 1.5.3</text:p>
          </table:table-cell>
          <table:table-cell table:style-name="ce1" table:formula="of:=[raw_data.A85]" office:value-type="string" office:string-value="ree 2011.01">
            <text:p>ree 2011.01</text:p>
          </table:table-cell>
          <table:table-cell table:style-name="ce1" table:formula="of:=[raw_data.A106]" office:value-type="string" office:string-value="MRI 1.9.3dev (r30873)">
            <text:p>MRI 1.9.3dev (r30873)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[raw_data.B16]" office:value-type="float" office:value="0.000677347183227539">
            <text:p>0.0006773472</text:p>
          </table:table-cell>
          <table:table-cell table:formula="of:=[raw_data.B37]" office:value-type="float" office:value="0.000235795974731445">
            <text:p>0.000235796</text:p>
          </table:table-cell>
          <table:table-cell table:formula="of:=[raw_data.B58]" office:value-type="float" office:value="0.000175952911376953">
            <text:p>0.0001759529</text:p>
          </table:table-cell>
          <table:table-cell table:formula="of:=[raw_data.B79]" office:value-type="float" office:value="0">
            <text:p>0</text:p>
          </table:table-cell>
          <table:table-cell table:formula="of:=[raw_data.B100]" office:value-type="float" office:value="0.00117802619934082">
            <text:p>0.0011780262</text:p>
          </table:table-cell>
          <table:table-cell table:formula="of:=[raw_data.B121]" office:value-type="float" office:value="0.000652074813842773">
            <text:p>0.0006520748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formula="of:=[raw_data.B15]" office:value-type="float" office:value="0.00155377388000488">
            <text:p>0.0015537739</text:p>
          </table:table-cell>
          <table:table-cell table:formula="of:=[raw_data.B36]" office:value-type="float" office:value="0.000458955764770508">
            <text:p>0.0004589558</text:p>
          </table:table-cell>
          <table:table-cell table:formula="of:=[raw_data.B57]" office:value-type="float" office:value="0.000324010848999023">
            <text:p>0.0003240108</text:p>
          </table:table-cell>
          <table:table-cell table:formula="of:=[raw_data.B78]" office:value-type="float" office:value="0.00100016593933105">
            <text:p>0.0010001659</text:p>
          </table:table-cell>
          <table:table-cell table:formula="of:=[raw_data.B99]" office:value-type="float" office:value="0.00272011756896973">
            <text:p>0.0027201176</text:p>
          </table:table-cell>
          <table:table-cell table:formula="of:=[raw_data.B120]" office:value-type="float" office:value="0.00150775909423828">
            <text:p>0.0015077591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table:formula="of:=[raw_data.B14]" office:value-type="float" office:value="0.00351142883300781">
            <text:p>0.0035114288</text:p>
          </table:table-cell>
          <table:table-cell table:formula="of:=[raw_data.B35]" office:value-type="float" office:value="0.000950098037719727">
            <text:p>0.000950098</text:p>
          </table:table-cell>
          <table:table-cell table:formula="of:=[raw_data.B56]" office:value-type="float" office:value="0.000670909881591797">
            <text:p>0.0006709099</text:p>
          </table:table-cell>
          <table:table-cell table:formula="of:=[raw_data.B77]" office:value-type="float" office:value="0.00199985504150391">
            <text:p>0.001999855</text:p>
          </table:table-cell>
          <table:table-cell table:formula="of:=[raw_data.B98]" office:value-type="float" office:value="0.00628900527954102">
            <text:p>0.0062890053</text:p>
          </table:table-cell>
          <table:table-cell table:formula="of:=[raw_data.B119]" office:value-type="float" office:value="0.00320982933044434">
            <text:p>0.0032098293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table:formula="of:=[raw_data.B13]" office:value-type="float" office:value="0.00747013092041016">
            <text:p>0.0074701309</text:p>
          </table:table-cell>
          <table:table-cell table:formula="of:=[raw_data.B34]" office:value-type="float" office:value="0.00200319290161133">
            <text:p>0.0020031929</text:p>
          </table:table-cell>
          <table:table-cell table:formula="of:=[raw_data.B55]" office:value-type="float" office:value="0.00141215324401855">
            <text:p>0.0014121532</text:p>
          </table:table-cell>
          <table:table-cell table:formula="of:=[raw_data.B76]" office:value-type="float" office:value="0.00400018692016602">
            <text:p>0.0040001869</text:p>
          </table:table-cell>
          <table:table-cell table:formula="of:=[raw_data.B97]" office:value-type="float" office:value="0.0136611461639404">
            <text:p>0.0136611462</text:p>
          </table:table-cell>
          <table:table-cell table:formula="of:=[raw_data.B118]" office:value-type="float" office:value="0.00718259811401367">
            <text:p>0.0071825981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table:formula="of:=[raw_data.B12]" office:value-type="float" office:value="0.0745882987976074">
            <text:p>0.0745882988</text:p>
          </table:table-cell>
          <table:table-cell table:formula="of:=[raw_data.B33]" office:value-type="float" office:value="0.0042259693145752">
            <text:p>0.0042259693</text:p>
          </table:table-cell>
          <table:table-cell table:formula="of:=[raw_data.B54]" office:value-type="float" office:value="0.00298690795898437">
            <text:p>0.002986908</text:p>
          </table:table-cell>
          <table:table-cell table:formula="of:=[raw_data.B75]" office:value-type="float" office:value="0.00799989700317383">
            <text:p>0.007999897</text:p>
          </table:table-cell>
          <table:table-cell table:formula="of:=[raw_data.B96]" office:value-type="float" office:value="0.0305509567260742">
            <text:p>0.0305509567</text:p>
          </table:table-cell>
          <table:table-cell table:formula="of:=[raw_data.B117]" office:value-type="float" office:value="0.0156388282775879">
            <text:p>0.0156388283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table:formula="of:=[raw_data.B11]" office:value-type="float" office:value="0.04770827293396">
            <text:p>0.0477082729</text:p>
          </table:table-cell>
          <table:table-cell table:formula="of:=[raw_data.B32]" office:value-type="float" office:value="0.00896811485290527">
            <text:p>0.0089681149</text:p>
          </table:table-cell>
          <table:table-cell table:formula="of:=[raw_data.B53]" office:value-type="float" office:value="0.00632905960083008">
            <text:p>0.0063290596</text:p>
          </table:table-cell>
          <table:table-cell table:formula="of:=[raw_data.B74]" office:value-type="float" office:value="0.0179998874664307">
            <text:p>0.0179998875</text:p>
          </table:table-cell>
          <table:table-cell table:formula="of:=[raw_data.B95]" office:value-type="float" office:value="0.0665059089660645">
            <text:p>0.066505909</text:p>
          </table:table-cell>
          <table:table-cell table:formula="of:=[raw_data.B116]" office:value-type="float" office:value="0.0338571071624756">
            <text:p>0.0338571072</text:p>
          </table:table-cell>
        </table:table-row>
        <table:table-row table:style-name="ro1">
          <table:table-cell office:value-type="float" office:value="3906">
            <text:p>3906</text:p>
          </table:table-cell>
          <table:table-cell table:formula="of:=[raw_data.B10]" office:value-type="float" office:value="0.0797045230865479">
            <text:p>0.0797045231</text:p>
          </table:table-cell>
          <table:table-cell table:formula="of:=[raw_data.B31]" office:value-type="float" office:value="0.0184650421142578">
            <text:p>0.0184650421</text:p>
          </table:table-cell>
          <table:table-cell table:formula="of:=[raw_data.B52]" office:value-type="float" office:value="0.0133721828460693">
            <text:p>0.0133721828</text:p>
          </table:table-cell>
          <table:table-cell table:formula="of:=[raw_data.B73]" office:value-type="float" office:value="0.0380001068115234">
            <text:p>0.0380001068</text:p>
          </table:table-cell>
          <table:table-cell table:formula="of:=[raw_data.B94]" office:value-type="float" office:value="0.14440393447876">
            <text:p>0.1444039345</text:p>
          </table:table-cell>
          <table:table-cell table:formula="of:=[raw_data.B115]" office:value-type="float" office:value="0.105230093002319">
            <text:p>0.105230093</text:p>
          </table:table-cell>
        </table:table-row>
        <table:table-row table:style-name="ro1">
          <table:table-cell office:value-type="float" office:value="7812">
            <text:p>7812</text:p>
          </table:table-cell>
          <table:table-cell table:formula="of:=[raw_data.B9]" office:value-type="float" office:value="0.184063673019409">
            <text:p>0.184063673</text:p>
          </table:table-cell>
          <table:table-cell table:formula="of:=[raw_data.B30]" office:value-type="float" office:value="0.0446732044219971">
            <text:p>0.0446732044</text:p>
          </table:table-cell>
          <table:table-cell table:formula="of:=[raw_data.B51]" office:value-type="float" office:value="0.0282211303710938">
            <text:p>0.0282211304</text:p>
          </table:table-cell>
          <table:table-cell table:formula="of:=[raw_data.B72]" office:value-type="float" office:value="0.0840001106262207">
            <text:p>0.0840001106</text:p>
          </table:table-cell>
          <table:table-cell table:formula="of:=[raw_data.B93]" office:value-type="float" office:value="0.31365704536438">
            <text:p>0.3136570454</text:p>
          </table:table-cell>
          <table:table-cell table:formula="of:=[raw_data.B114]" office:value-type="float" office:value="0.152206659317017">
            <text:p>0.1522066593</text:p>
          </table:table-cell>
        </table:table-row>
        <table:table-row table:style-name="ro1">
          <table:table-cell office:value-type="float" office:value="15625">
            <text:p>15625</text:p>
          </table:table-cell>
          <table:table-cell table:formula="of:=[raw_data.B8]" office:value-type="float" office:value="0.387437105178833">
            <text:p>0.3874371052</text:p>
          </table:table-cell>
          <table:table-cell table:formula="of:=[raw_data.B29]" office:value-type="float" office:value="0.0972630977630615">
            <text:p>0.0972630978</text:p>
          </table:table-cell>
          <table:table-cell table:formula="of:=[raw_data.B50]" office:value-type="float" office:value="0.0664219856262207">
            <text:p>0.0664219856</text:p>
          </table:table-cell>
          <table:table-cell table:formula="of:=[raw_data.B71]" office:value-type="float" office:value="0.181999921798706">
            <text:p>0.1819999218</text:p>
          </table:table-cell>
          <table:table-cell table:formula="of:=[raw_data.B92]" office:value-type="float" office:value="0.67815899848938">
            <text:p>0.6781589985</text:p>
          </table:table-cell>
          <table:table-cell table:formula="of:=[raw_data.B113]" office:value-type="float" office:value="0.337431192398071">
            <text:p>0.3374311924</text:p>
          </table:table-cell>
        </table:table-row>
        <table:table-row table:style-name="ro1">
          <table:table-cell office:value-type="float" office:value="31250">
            <text:p>31250</text:p>
          </table:table-cell>
          <table:table-cell table:formula="of:=[raw_data.B7]" office:value-type="float" office:value="0.667695999145508">
            <text:p>0.6676959991</text:p>
          </table:table-cell>
          <table:table-cell table:formula="of:=[raw_data.B28]" office:value-type="float" office:value="0.19306206703186">
            <text:p>0.193062067</text:p>
          </table:table-cell>
          <table:table-cell table:formula="of:=[raw_data.B49]" office:value-type="float" office:value="0.128759860992432">
            <text:p>0.128759861</text:p>
          </table:table-cell>
          <table:table-cell table:formula="of:=[raw_data.B70]" office:value-type="float" office:value="0.398000001907349">
            <text:p>0.3980000019</text:p>
          </table:table-cell>
          <table:table-cell table:formula="of:=[raw_data.B91]" office:value-type="float" office:value="1.50848507881165">
            <text:p>1.5084850788</text:p>
          </table:table-cell>
          <table:table-cell table:formula="of:=[raw_data.B112]" office:value-type="float" office:value="0.716922044754028">
            <text:p>0.7169220448</text:p>
          </table:table-cell>
        </table:table-row>
        <table:table-row table:style-name="ro1">
          <table:table-cell office:value-type="float" office:value="62500">
            <text:p>62500</text:p>
          </table:table-cell>
          <table:table-cell table:formula="of:=[raw_data.B6]" office:value-type="float" office:value="1.38839173316956">
            <text:p>1.3883917332</text:p>
          </table:table-cell>
          <table:table-cell table:formula="of:=[raw_data.B27]" office:value-type="float" office:value="0.424604177474976">
            <text:p>0.4246041775</text:p>
          </table:table-cell>
          <table:table-cell table:formula="of:=[raw_data.B48]" office:value-type="float" office:value="0.290770053863525">
            <text:p>0.2907700539</text:p>
          </table:table-cell>
          <table:table-cell table:formula="of:=[raw_data.B69]" office:value-type="float" office:value="0.848999977111816">
            <text:p>0.8489999771</text:p>
          </table:table-cell>
          <table:table-cell table:formula="of:=[raw_data.B90]" office:value-type="float" office:value="3.275465965271">
            <text:p>3.2754659653</text:p>
          </table:table-cell>
          <table:table-cell table:formula="of:=[raw_data.B111]" office:value-type="float" office:value="1.51541304588318">
            <text:p>1.5154130459</text:p>
          </table:table-cell>
        </table:table-row>
        <table:table-row table:style-name="ro1">
          <table:table-cell office:value-type="float" office:value="125000">
            <text:p>125000</text:p>
          </table:table-cell>
          <table:table-cell table:formula="of:=[raw_data.B5]" office:value-type="float" office:value="2.9846088886261">
            <text:p>2.9846088886</text:p>
          </table:table-cell>
          <table:table-cell table:formula="of:=[raw_data.B26]" office:value-type="float" office:value="0.950985908508301">
            <text:p>0.9509859085</text:p>
          </table:table-cell>
          <table:table-cell table:formula="of:=[raw_data.B47]" office:value-type="float" office:value="0.656194925308228">
            <text:p>0.6561949253</text:p>
          </table:table-cell>
          <table:table-cell table:formula="of:=[raw_data.B68]" office:value-type="float" office:value="1.8289999961853">
            <text:p>1.8289999962</text:p>
          </table:table-cell>
          <table:table-cell table:formula="of:=[raw_data.B89]" office:value-type="float" office:value="7.06089806556702">
            <text:p>7.0608980656</text:p>
          </table:table-cell>
          <table:table-cell table:formula="of:=[raw_data.B110]" office:value-type="float" office:value="3.3833794593811">
            <text:p>3.3833794594</text:p>
          </table:table-cell>
        </table:table-row>
        <table:table-row table:style-name="ro1">
          <table:table-cell office:value-type="float" office:value="250000">
            <text:p>250000</text:p>
          </table:table-cell>
          <table:table-cell table:formula="of:=[raw_data.B4]" office:value-type="float" office:value="6.63349938392639">
            <text:p>6.6334993839</text:p>
          </table:table-cell>
          <table:table-cell table:formula="of:=[raw_data.B25]" office:value-type="float" office:value="1.74443507194519">
            <text:p>1.7444350719</text:p>
          </table:table-cell>
          <table:table-cell table:formula="of:=[raw_data.B46]" office:value-type="float" office:value="1.37884283065796">
            <text:p>1.3788428307</text:p>
          </table:table-cell>
          <table:table-cell table:formula="of:=[raw_data.B67]" office:value-type="float" office:value="3.97900009155273">
            <text:p>3.9790000916</text:p>
          </table:table-cell>
          <table:table-cell table:formula="of:=[raw_data.B88]" office:value-type="float" office:value="15.8933191299438">
            <text:p>15.8933191299</text:p>
          </table:table-cell>
          <table:table-cell table:formula="of:=[raw_data.B109]" office:value-type="float" office:value="7.01857352256775">
            <text:p>7.0185735226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table:formula="of:=[raw_data.B3]" office:value-type="float" office:value="15.5514583587646">
            <text:p>15.5514583588</text:p>
          </table:table-cell>
          <table:table-cell table:formula="of:=[raw_data.B24]" office:value-type="float" office:value="3.96704697608948">
            <text:p>3.9670469761</text:p>
          </table:table-cell>
          <table:table-cell table:formula="of:=[raw_data.B45]" office:value-type="float" office:value="3.11291289329529">
            <text:p>3.1129128933</text:p>
          </table:table-cell>
          <table:table-cell table:formula="of:=[raw_data.B66]" office:value-type="float" office:value="8.55400013923645">
            <text:p>8.5540001392</text:p>
          </table:table-cell>
          <table:table-cell table:formula="of:=[raw_data.B87]" office:value-type="float" office:value="35.1390130519867">
            <text:p>35.139013052</text:p>
          </table:table-cell>
          <table:table-cell table:formula="of:=[raw_data.B108]" office:value-type="float" office:value="15.0799164772034">
            <text:p>15.0799164772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table:formula="of:=[raw_data.B2]" office:value-type="float" office:value="29.8941278457642">
            <text:p>29.8941278458</text:p>
          </table:table-cell>
          <table:table-cell table:formula="of:=[raw_data.B23]" office:value-type="float" office:value="9.87727689743042">
            <text:p>9.8772768974</text:p>
          </table:table-cell>
          <table:table-cell table:formula="of:=[raw_data.B44]" office:value-type="float" office:value="7.76989102363586">
            <text:p>7.7698910236</text:p>
          </table:table-cell>
          <table:table-cell table:formula="of:=[raw_data.B65]" office:value-type="float" office:value="19.7730000019073">
            <text:p>19.7730000019</text:p>
          </table:table-cell>
          <table:table-cell table:formula="of:=[raw_data.B86]" office:value-type="float" office:value="73.2429490089417">
            <text:p>73.2429490089</text:p>
          </table:table-cell>
          <table:table-cell table:formula="of:=[raw_data.B107]" office:value-type="float" office:value="32.2511219978333">
            <text:p>32.2511219978</text:p>
          </table:table-cell>
        </table:table-row>
        <table:table-row table:style-name="ro1">
          <table:table-cell table:style-name="Default">
            <draw:frame table:end-cell-address="organize1.D37" table:end-x="1.7965in" table:end-y="0.0913in" draw:z-index="0" draw:style-name="gr1" svg:width="6.2988in" svg:height="3.5429in" svg:x="0in" svg:y="0.1598in">
              <draw:object draw:notify-on-update-of-ranges="organize1.A1:organize1.A1 organize1.A2:organize1.A16 organize1.B1:organize1.B1 organize1.B2:organize1.B16 organize1.C1:organize1.C1 organize1.C2:organize1.C16 organize1.D1:organize1.D1 organize1.D2:organize1.D16 organize1.E1:organize1.E1 organize1.E2:organize1.E16 organize1.F1:organize1.F1 organize1.F2:organize1.F16 organize1.G1:organize1.G1 organize1.G2:organize1.G16" xlink:href="./Object 1" xlink:type="simple" xlink:show="embed" xlink:actuate="onLoad"/>
              <draw:image xlink:href="./ObjectReplacements/Object 1" xlink:type="simple" xlink:show="embed" xlink:actuate="onLoad"/>
            </draw:frame>
            <draw:frame table:end-cell-address="organize1.G50" table:end-x="0.0791in" table:end-y="0.1606in" draw:z-index="1" draw:style-name="gr1" svg:width="9.2945in" svg:height="5.9598in" svg:x="0in" svg:y="0.1598in">
              <draw:object draw:notify-on-update-of-ranges="organize1.A2:organize1.A16 organize1.B1:organize1.B1 organize1.B2:organize1.B16 organize1.C1:organize1.C1 organize1.C2:organize1.C16 organize1.D1:organize1.D1 organize1.D2:organize1.D16 organize1.E1:organize1.E1 organize1.E2:organize1.E16 organize1.F1:organize1.F1 organize1.F2:organize1.F16 organize1.G1:organize1.G1 organize1.G2:organize1.G1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</table:table-row>
      </table:table>
      <table:table table:name="raw_data" table:style-name="ta1" table:print="false">
        <table:table-column table:style-name="co5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MRI 1.9.1p430</text:p>
          </table:table-cell>
          <table:table-cell table:style-name="ce1" office:value-type="string">
            <text:p>ruby 1.9.1p430 (2010-08-16 revision 28998) [x86_64-linux]</text:p>
          </table:table-cell>
          <table:table-cell table:number-columns-repeated="2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9.8941278457642">
            <text:p>29.8941278458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15.5514583587646">
            <text:p>15.5514583588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50000">
            <text:p>250000</text:p>
          </table:table-cell>
          <table:table-cell office:value-type="float" office:value="6.63349938392639">
            <text:p>6.6334993839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25000">
            <text:p>125000</text:p>
          </table:table-cell>
          <table:table-cell office:value-type="float" office:value="2.9846088886261">
            <text:p>2.9846088886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62500">
            <text:p>62500</text:p>
          </table:table-cell>
          <table:table-cell office:value-type="float" office:value="1.38839173316956">
            <text:p>1.3883917332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1250">
            <text:p>31250</text:p>
          </table:table-cell>
          <table:table-cell office:value-type="float" office:value="0.667695999145508">
            <text:p>0.6676959991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5625">
            <text:p>15625</text:p>
          </table:table-cell>
          <table:table-cell office:value-type="float" office:value="0.387437105178833">
            <text:p>0.387437105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7812">
            <text:p>7812</text:p>
          </table:table-cell>
          <table:table-cell office:value-type="float" office:value="0.184063673019409">
            <text:p>0.18406367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906">
            <text:p>3906</text:p>
          </table:table-cell>
          <table:table-cell office:value-type="float" office:value="0.0797045230865479">
            <text:p>0.0797045231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0.04770827293396">
            <text:p>0.047708272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0.0745882987976074">
            <text:p>0.074588298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0.00747013092041016">
            <text:p>0.007470130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00351142883300781">
            <text:p>0.003511428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00155377388000488">
            <text:p>0.001553773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000677347183227539">
            <text:p>0.000677347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 table:number-rows-repeated="2">
          <table:table-cell/>
          <table:table-cell table:style-name="ce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rbx 1.3.0dev (hydra)</text:p>
          </table:table-cell>
          <table:table-cell table:style-name="ce1" office:value-type="string">
            <text:p>rubinius 1.3.0dev (1.8.7 5bd938b5 xxxx-xx-xx JI) [x86_64-unknown-linux-gnu]</text:p>
          </table:table-cell>
          <table:table-cell table:number-columns-repeated="2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9.87727689743042">
            <text:p>9.8772768974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3.96704697608948">
            <text:p>3.9670469761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50000">
            <text:p>250000</text:p>
          </table:table-cell>
          <table:table-cell office:value-type="float" office:value="1.74443507194519">
            <text:p>1.7444350719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25000">
            <text:p>125000</text:p>
          </table:table-cell>
          <table:table-cell office:value-type="float" office:value="0.950985908508301">
            <text:p>0.9509859085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62500">
            <text:p>62500</text:p>
          </table:table-cell>
          <table:table-cell office:value-type="float" office:value="0.424604177474976">
            <text:p>0.424604177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1250">
            <text:p>31250</text:p>
          </table:table-cell>
          <table:table-cell office:value-type="float" office:value="0.19306206703186">
            <text:p>0.19306206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5625">
            <text:p>15625</text:p>
          </table:table-cell>
          <table:table-cell office:value-type="float" office:value="0.0972630977630615">
            <text:p>0.0972630978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812">
            <text:p>7812</text:p>
          </table:table-cell>
          <table:table-cell office:value-type="float" office:value="0.0446732044219971">
            <text:p>0.0446732044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906">
            <text:p>3906</text:p>
          </table:table-cell>
          <table:table-cell office:value-type="float" office:value="0.0184650421142578">
            <text:p>0.0184650421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0.00896811485290527">
            <text:p>0.008968114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0.0042259693145752">
            <text:p>0.004225969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0.00200319290161133">
            <text:p>0.002003192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000950098037719727">
            <text:p>0.00095009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000458955764770508">
            <text:p>0.000458955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000235795974731445">
            <text:p>0.00023579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4"/>
        </table:table-row>
        <table:table-row table:style-name="ro1" table:number-rows-repeated="3">
          <table:table-cell/>
          <table:table-cell table:style-name="ce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rbx 1.2.0</text:p>
          </table:table-cell>
          <table:table-cell table:style-name="ce1" office:value-type="string">
            <text:p>rubinius 1.2.0 (1.8.7 release 2010-12-21 JI) [x86_64-unknown-linux-gnu]</text:p>
          </table:table-cell>
          <table:table-cell table:number-columns-repeated="2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7.76989102363586">
            <text:p>7.7698910236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3.11291289329529">
            <text:p>3.1129128933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50000">
            <text:p>250000</text:p>
          </table:table-cell>
          <table:table-cell office:value-type="float" office:value="1.37884283065796">
            <text:p>1.378842830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25000">
            <text:p>125000</text:p>
          </table:table-cell>
          <table:table-cell office:value-type="float" office:value="0.656194925308228">
            <text:p>0.6561949253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62500">
            <text:p>62500</text:p>
          </table:table-cell>
          <table:table-cell office:value-type="float" office:value="0.290770053863525">
            <text:p>0.2907700539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1250">
            <text:p>31250</text:p>
          </table:table-cell>
          <table:table-cell office:value-type="float" office:value="0.128759860992432">
            <text:p>0.128759861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5625">
            <text:p>15625</text:p>
          </table:table-cell>
          <table:table-cell office:value-type="float" office:value="0.0664219856262207">
            <text:p>0.0664219856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812">
            <text:p>7812</text:p>
          </table:table-cell>
          <table:table-cell office:value-type="float" office:value="0.0282211303710938">
            <text:p>0.0282211304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906">
            <text:p>3906</text:p>
          </table:table-cell>
          <table:table-cell office:value-type="float" office:value="0.0133721828460693">
            <text:p>0.0133721828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0.00632905960083008">
            <text:p>0.006329059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0.00298690795898437">
            <text:p>0.00298690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0.00141215324401855">
            <text:p>0.001412153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000670909881591797">
            <text:p>0.000670909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000324010848999023">
            <text:p>0.000324010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000175952911376953">
            <text:p>0.000175952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 table:number-rows-repeated="4">
          <table:table-cell/>
          <table:table-cell table:style-name="ce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Jruby 1.5.3</text:p>
          </table:table-cell>
          <table:table-cell table:style-name="ce1" office:value-type="string">
            <text:p>jruby 1.5.3 (ruby 1.8.7 patchlevel 249) (2010-09-28 7ca06d7) (Java HotSpot(TM) 64-Bit Server VM 1.6.0_23) [amd64-java]</text:p>
          </table:table-cell>
          <table:table-cell table:number-columns-repeated="2"/>
        </table:table-row>
        <table:table-row table:style-name="ro1">
          <table:table-cell table:style-name="ce1" office:value-type="float" office:value="1000000">
            <text:p>1000000</text:p>
          </table:table-cell>
          <table:table-cell office:value-type="float" office:value="19.7730000019073">
            <text:p>19.7730000019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8.55400013923645">
            <text:p>8.554000139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50000">
            <text:p>250000</text:p>
          </table:table-cell>
          <table:table-cell office:value-type="float" office:value="3.97900009155273">
            <text:p>3.9790000916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25000">
            <text:p>125000</text:p>
          </table:table-cell>
          <table:table-cell office:value-type="float" office:value="1.8289999961853">
            <text:p>1.8289999962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62500">
            <text:p>62500</text:p>
          </table:table-cell>
          <table:table-cell office:value-type="float" office:value="0.848999977111816">
            <text:p>0.8489999771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1250">
            <text:p>31250</text:p>
          </table:table-cell>
          <table:table-cell office:value-type="float" office:value="0.398000001907349">
            <text:p>0.398000001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5625">
            <text:p>15625</text:p>
          </table:table-cell>
          <table:table-cell office:value-type="float" office:value="0.181999921798706">
            <text:p>0.1819999218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7812">
            <text:p>7812</text:p>
          </table:table-cell>
          <table:table-cell office:value-type="float" office:value="0.0840001106262207">
            <text:p>0.0840001106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906">
            <text:p>3906</text:p>
          </table:table-cell>
          <table:table-cell office:value-type="float" office:value="0.0380001068115234">
            <text:p>0.038000106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0.0179998874664307">
            <text:p>0.017999887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0.00799989700317383">
            <text:p>0.00799989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0.00400018692016602">
            <text:p>0.004000186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00199985504150391">
            <text:p>0.00199985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00100016593933105">
            <text:p>0.001000165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style-name="ce1" office:value-type="string">
            <text:p>ree 2011.01</text:p>
          </table:table-cell>
          <table:table-cell table:style-name="ce1" office:value-type="string">
            <text:p>ruby 1.8.7 (2010-12-23 patchlevel 330) [x86_64-linux], MBARI 0x6770, Ruby Enterprise Edition 2011.01</text:p>
          </table:table-cell>
          <table:table-cell table:number-columns-repeated="2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73.2429490089417">
            <text:p>73.2429490089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35.1390130519867">
            <text:p>35.139013052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50000">
            <text:p>250000</text:p>
          </table:table-cell>
          <table:table-cell office:value-type="float" office:value="15.8933191299438">
            <text:p>15.8933191299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25000">
            <text:p>125000</text:p>
          </table:table-cell>
          <table:table-cell office:value-type="float" office:value="7.06089806556702">
            <text:p>7.0608980656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62500">
            <text:p>62500</text:p>
          </table:table-cell>
          <table:table-cell office:value-type="float" office:value="3.275465965271">
            <text:p>3.2754659653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1250">
            <text:p>31250</text:p>
          </table:table-cell>
          <table:table-cell office:value-type="float" office:value="1.50848507881165">
            <text:p>1.508485078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5625">
            <text:p>15625</text:p>
          </table:table-cell>
          <table:table-cell office:value-type="float" office:value="0.67815899848938">
            <text:p>0.6781589985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7812">
            <text:p>7812</text:p>
          </table:table-cell>
          <table:table-cell office:value-type="float" office:value="0.31365704536438">
            <text:p>0.3136570454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906">
            <text:p>3906</text:p>
          </table:table-cell>
          <table:table-cell office:value-type="float" office:value="0.14440393447876">
            <text:p>0.1444039345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0.0665059089660645">
            <text:p>0.06650590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0.0305509567260742">
            <text:p>0.030550956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0.0136611461639404">
            <text:p>0.013661146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00628900527954102">
            <text:p>0.006289005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00272011756896973">
            <text:p>0.002720117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00117802619934082">
            <text:p>0.001178026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 table:number-rows-repeated="2">
          <table:table-cell/>
          <table:table-cell table:style-name="ce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RI 1.9.3dev (r30873)</text:p>
          </table:table-cell>
          <table:table-cell table:style-name="ce1" office:value-type="string">
            <text:p>ruby 1.9.3dev (2011-02-14 trunk 30873) [x86_64-linux]</text:p>
          </table:table-cell>
          <table:table-cell table:number-columns-repeated="2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32.2511219978333">
            <text:p>32.2511219978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15.0799164772034">
            <text:p>15.0799164772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50000">
            <text:p>250000</text:p>
          </table:table-cell>
          <table:table-cell office:value-type="float" office:value="7.01857352256775">
            <text:p>7.0185735226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25000">
            <text:p>125000</text:p>
          </table:table-cell>
          <table:table-cell office:value-type="float" office:value="3.3833794593811">
            <text:p>3.3833794594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62500">
            <text:p>62500</text:p>
          </table:table-cell>
          <table:table-cell office:value-type="float" office:value="1.51541304588318">
            <text:p>1.5154130459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1250">
            <text:p>31250</text:p>
          </table:table-cell>
          <table:table-cell office:value-type="float" office:value="0.716922044754028">
            <text:p>0.716922044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5625">
            <text:p>15625</text:p>
          </table:table-cell>
          <table:table-cell office:value-type="float" office:value="0.337431192398071">
            <text:p>0.3374311924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7812">
            <text:p>7812</text:p>
          </table:table-cell>
          <table:table-cell office:value-type="float" office:value="0.152206659317017">
            <text:p>0.152206659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906">
            <text:p>3906</text:p>
          </table:table-cell>
          <table:table-cell office:value-type="float" office:value="0.105230093002319">
            <text:p>0.10523009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0.0338571071624756">
            <text:p>0.033857107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0.0156388282775879">
            <text:p>0.0156388283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0.00718259811401367">
            <text:p>0.007182598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00320982933044434">
            <text:p>0.003209829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00150775909423828">
            <text:p>0.0015077591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000652074813842773">
            <text:p>0.000652074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organize1.A2:organize1.G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5">02/25/2011</text:date>, <text:time>15:5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ncent Batts</meta:initial-creator>
    <meta:creation-date>2011-02-25T12:51:02</meta:creation-date>
    <dc:date>2011-02-25T15:50:08</dc:date>
    <dc:creator>Vincent Batts</dc:creator>
    <meta:editing-duration>PT2H3M50S</meta:editing-duration>
    <meta:editing-cycles>4</meta:editing-cycles>
    <meta:generator>LibreOffice/3.3$Unix LibreOffice_project/330m19$Build-6</meta:generator>
    <meta:document-statistic meta:table-count="3" meta:cell-count="48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05cm" svg:y="0.315cm" chart:style-name="ch2">
          <text:p>Benchmark of RB Tree Inserts</text:p>
        </chart:title>
        <chart:legend chart:legend-position="end" svg:x="11.559cm" svg:y="3.053cm" chart:style-name="ch3"/>
        <chart:plot-area chart:style-name="ch4" table:cell-range-address="organize1.A1:organize1.G16" chart:data-source-has-labels="both" svg:x="1.342cm" svg:y="1.64cm" svg:width="9.577cm" svg:height="6.188cm">
          <chartooo:coordinate-region svg:x="1.999cm" svg:y="1.844cm" svg:width="8.207cm" svg:height="4.921cm"/>
          <chart:axis chart:dimension="x" chart:name="primary-x" chart:style-name="ch5">
            <chart:title svg:x="5.59cm" svg:y="8.009cm" chart:style-name="ch6">
              <text:p>nodes</text:p>
            </chart:title>
            <chart:categories table:cell-range-address="organize1.A2:organize1.A16"/>
          </chart:axis>
          <chart:axis chart:dimension="y" chart:name="primary-y" chart:style-name="ch5">
            <chart:title svg:x="0.451cm" svg:y="5.452cm" chart:style-name="ch7">
              <text:p>seconds</text:p>
            </chart:title>
            <chart:grid chart:style-name="ch8" chart:class="major"/>
          </chart:axis>
          <chart:series chart:style-name="ch9" chart:values-cell-range-address="organize1.B2:organize1.B16" chart:label-cell-address="organize1.B1:organize1.B1" chart:class="chart:line">
            <chart:data-point chart:repeated="15"/>
          </chart:series>
          <chart:series chart:style-name="ch10" chart:values-cell-range-address="organize1.C2:organize1.C16" chart:label-cell-address="organize1.C1:organize1.C1" chart:class="chart:line">
            <chart:data-point chart:repeated="15"/>
          </chart:series>
          <chart:series chart:style-name="ch11" chart:values-cell-range-address="organize1.D2:organize1.D16" chart:label-cell-address="organize1.D1:organize1.D1" chart:class="chart:line">
            <chart:data-point chart:repeated="15"/>
          </chart:series>
          <chart:series chart:style-name="ch12" chart:values-cell-range-address="organize1.E2:organize1.E16" chart:label-cell-address="organize1.E1:organize1.E1" chart:class="chart:line">
            <chart:data-point chart:repeated="15"/>
          </chart:series>
          <chart:series chart:style-name="ch13" chart:values-cell-range-address="organize1.F2:organize1.F16" chart:label-cell-address="organize1.F1:organize1.F1" chart:class="chart:line">
            <chart:data-point chart:repeated="15"/>
          </chart:series>
          <chart:series chart:style-name="ch14" chart:values-cell-range-address="organize1.G2:organize1.G16" chart:label-cell-address="organize1.G1:organize1.G1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RI 1.9.1p430</text:p>
                <draw:g>
                  <svg:desc>organize1.B1:organize1.B1</svg:desc>
                </draw:g>
              </table:table-cell>
              <table:table-cell office:value-type="string">
                <text:p>rbx 1.3.0dev (hydra)</text:p>
                <draw:g>
                  <svg:desc>organize1.C1:organize1.C1</svg:desc>
                </draw:g>
              </table:table-cell>
              <table:table-cell office:value-type="string">
                <text:p>rbx 1.2.0</text:p>
                <draw:g>
                  <svg:desc>organize1.D1:organize1.D1</svg:desc>
                </draw:g>
              </table:table-cell>
              <table:table-cell office:value-type="string">
                <text:p>Jruby 1.5.3</text:p>
                <draw:g>
                  <svg:desc>organize1.E1:organize1.E1</svg:desc>
                </draw:g>
              </table:table-cell>
              <table:table-cell office:value-type="string">
                <text:p>ree 2011.01</text:p>
                <draw:g>
                  <svg:desc>organize1.F1:organize1.F1</svg:desc>
                </draw:g>
              </table:table-cell>
              <table:table-cell office:value-type="string">
                <text:p>MRI 1.9.3dev (r30873)</text:p>
                <draw:g>
                  <svg:desc>organize1.G1:organize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1</text:p>
                <draw:g>
                  <svg:desc>organize1.A2:organize1.A16</svg:desc>
                </draw:g>
              </table:table-cell>
              <table:table-cell office:value-type="float" office:value="0.000677347183227539">
                <text:p>0.000677347183227539</text:p>
                <draw:g>
                  <svg:desc>organize1.B2:organize1.B16</svg:desc>
                </draw:g>
              </table:table-cell>
              <table:table-cell office:value-type="float" office:value="0.000235795974731445">
                <text:p>0.000235795974731445</text:p>
                <draw:g>
                  <svg:desc>organize1.C2:organize1.C16</svg:desc>
                </draw:g>
              </table:table-cell>
              <table:table-cell office:value-type="float" office:value="0.000175952911376953">
                <text:p>0.000175952911376953</text:p>
                <draw:g>
                  <svg:desc>organize1.D2:organize1.D16</svg:desc>
                </draw:g>
              </table:table-cell>
              <table:table-cell office:value-type="float" office:value="0">
                <text:p>0</text:p>
                <draw:g>
                  <svg:desc>organize1.E2:organize1.E16</svg:desc>
                </draw:g>
              </table:table-cell>
              <table:table-cell office:value-type="float" office:value="0.00117802619934082">
                <text:p>0.00117802619934082</text:p>
                <draw:g>
                  <svg:desc>organize1.F2:organize1.F16</svg:desc>
                </draw:g>
              </table:table-cell>
              <table:table-cell office:value-type="float" office:value="0.000652074813842773">
                <text:p>0.000652074813842773</text:p>
                <draw:g>
                  <svg:desc>organize1.G2:organize1.G16</svg:desc>
                </draw:g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155377388000488">
                <text:p>0.00155377388000488</text:p>
              </table:table-cell>
              <table:table-cell office:value-type="float" office:value="0.000458955764770508">
                <text:p>0.000458955764770508</text:p>
              </table:table-cell>
              <table:table-cell office:value-type="float" office:value="0.000324010848999023">
                <text:p>0.000324010848999023</text:p>
              </table:table-cell>
              <table:table-cell office:value-type="float" office:value="0.00100016593933105">
                <text:p>0.00100016593933105</text:p>
              </table:table-cell>
              <table:table-cell office:value-type="float" office:value="0.00272011756896973">
                <text:p>0.00272011756896973</text:p>
              </table:table-cell>
              <table:table-cell office:value-type="float" office:value="0.00150775909423828">
                <text:p>0.001507759094238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351142883300781">
                <text:p>0.00351142883300781</text:p>
              </table:table-cell>
              <table:table-cell office:value-type="float" office:value="0.000950098037719727">
                <text:p>0.000950098037719727</text:p>
              </table:table-cell>
              <table:table-cell office:value-type="float" office:value="0.000670909881591797">
                <text:p>0.000670909881591797</text:p>
              </table:table-cell>
              <table:table-cell office:value-type="float" office:value="0.00199985504150391">
                <text:p>0.00199985504150391</text:p>
              </table:table-cell>
              <table:table-cell office:value-type="float" office:value="0.00628900527954102">
                <text:p>0.00628900527954102</text:p>
              </table:table-cell>
              <table:table-cell office:value-type="float" office:value="0.00320982933044434">
                <text:p>0.0032098293304443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747013092041016">
                <text:p>0.00747013092041016</text:p>
              </table:table-cell>
              <table:table-cell office:value-type="float" office:value="0.00200319290161133">
                <text:p>0.00200319290161133</text:p>
              </table:table-cell>
              <table:table-cell office:value-type="float" office:value="0.00141215324401855">
                <text:p>0.00141215324401855</text:p>
              </table:table-cell>
              <table:table-cell office:value-type="float" office:value="0.00400018692016602">
                <text:p>0.00400018692016602</text:p>
              </table:table-cell>
              <table:table-cell office:value-type="float" office:value="0.0136611461639404">
                <text:p>0.0136611461639404</text:p>
              </table:table-cell>
              <table:table-cell office:value-type="float" office:value="0.00718259811401367">
                <text:p>0.0071825981140136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745882987976074">
                <text:p>0.0745882987976074</text:p>
              </table:table-cell>
              <table:table-cell office:value-type="float" office:value="0.0042259693145752">
                <text:p>0.0042259693145752</text:p>
              </table:table-cell>
              <table:table-cell office:value-type="float" office:value="0.00298690795898437">
                <text:p>0.00298690795898437</text:p>
              </table:table-cell>
              <table:table-cell office:value-type="float" office:value="0.00799989700317383">
                <text:p>0.00799989700317383</text:p>
              </table:table-cell>
              <table:table-cell office:value-type="float" office:value="0.0305509567260742">
                <text:p>0.0305509567260742</text:p>
              </table:table-cell>
              <table:table-cell office:value-type="float" office:value="0.0156388282775879">
                <text:p>0.0156388282775879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.04770827293396">
                <text:p>0.04770827293396</text:p>
              </table:table-cell>
              <table:table-cell office:value-type="float" office:value="0.00896811485290527">
                <text:p>0.00896811485290527</text:p>
              </table:table-cell>
              <table:table-cell office:value-type="float" office:value="0.00632905960083008">
                <text:p>0.00632905960083008</text:p>
              </table:table-cell>
              <table:table-cell office:value-type="float" office:value="0.0179998874664307">
                <text:p>0.0179998874664307</text:p>
              </table:table-cell>
              <table:table-cell office:value-type="float" office:value="0.0665059089660645">
                <text:p>0.0665059089660645</text:p>
              </table:table-cell>
              <table:table-cell office:value-type="float" office:value="0.0338571071624756">
                <text:p>0.0338571071624756</text:p>
              </table:table-cell>
            </table:table-row>
            <table:table-row>
              <table:table-cell office:value-type="string">
                <text:p>3906</text:p>
              </table:table-cell>
              <table:table-cell office:value-type="float" office:value="0.0797045230865479">
                <text:p>0.0797045230865479</text:p>
              </table:table-cell>
              <table:table-cell office:value-type="float" office:value="0.0184650421142578">
                <text:p>0.0184650421142578</text:p>
              </table:table-cell>
              <table:table-cell office:value-type="float" office:value="0.0133721828460693">
                <text:p>0.0133721828460693</text:p>
              </table:table-cell>
              <table:table-cell office:value-type="float" office:value="0.0380001068115234">
                <text:p>0.0380001068115234</text:p>
              </table:table-cell>
              <table:table-cell office:value-type="float" office:value="0.14440393447876">
                <text:p>0.14440393447876</text:p>
              </table:table-cell>
              <table:table-cell office:value-type="float" office:value="0.105230093002319">
                <text:p>0.105230093002319</text:p>
              </table:table-cell>
            </table:table-row>
            <table:table-row>
              <table:table-cell office:value-type="string">
                <text:p>7812</text:p>
              </table:table-cell>
              <table:table-cell office:value-type="float" office:value="0.184063673019409">
                <text:p>0.184063673019409</text:p>
              </table:table-cell>
              <table:table-cell office:value-type="float" office:value="0.0446732044219971">
                <text:p>0.0446732044219971</text:p>
              </table:table-cell>
              <table:table-cell office:value-type="float" office:value="0.0282211303710938">
                <text:p>0.0282211303710938</text:p>
              </table:table-cell>
              <table:table-cell office:value-type="float" office:value="0.0840001106262207">
                <text:p>0.0840001106262207</text:p>
              </table:table-cell>
              <table:table-cell office:value-type="float" office:value="0.31365704536438">
                <text:p>0.31365704536438</text:p>
              </table:table-cell>
              <table:table-cell office:value-type="float" office:value="0.152206659317017">
                <text:p>0.152206659317017</text:p>
              </table:table-cell>
            </table:table-row>
            <table:table-row>
              <table:table-cell office:value-type="string">
                <text:p>15625</text:p>
              </table:table-cell>
              <table:table-cell office:value-type="float" office:value="0.387437105178833">
                <text:p>0.387437105178833</text:p>
              </table:table-cell>
              <table:table-cell office:value-type="float" office:value="0.0972630977630615">
                <text:p>0.0972630977630615</text:p>
              </table:table-cell>
              <table:table-cell office:value-type="float" office:value="0.0664219856262207">
                <text:p>0.0664219856262207</text:p>
              </table:table-cell>
              <table:table-cell office:value-type="float" office:value="0.181999921798706">
                <text:p>0.181999921798706</text:p>
              </table:table-cell>
              <table:table-cell office:value-type="float" office:value="0.67815899848938">
                <text:p>0.67815899848938</text:p>
              </table:table-cell>
              <table:table-cell office:value-type="float" office:value="0.337431192398071">
                <text:p>0.337431192398071</text:p>
              </table:table-cell>
            </table:table-row>
            <table:table-row>
              <table:table-cell office:value-type="string">
                <text:p>31250</text:p>
              </table:table-cell>
              <table:table-cell office:value-type="float" office:value="0.667695999145508">
                <text:p>0.667695999145508</text:p>
              </table:table-cell>
              <table:table-cell office:value-type="float" office:value="0.19306206703186">
                <text:p>0.19306206703186</text:p>
              </table:table-cell>
              <table:table-cell office:value-type="float" office:value="0.128759860992432">
                <text:p>0.128759860992432</text:p>
              </table:table-cell>
              <table:table-cell office:value-type="float" office:value="0.398000001907349">
                <text:p>0.398000001907349</text:p>
              </table:table-cell>
              <table:table-cell office:value-type="float" office:value="1.50848507881165">
                <text:p>1.50848507881165</text:p>
              </table:table-cell>
              <table:table-cell office:value-type="float" office:value="0.716922044754028">
                <text:p>0.716922044754028</text:p>
              </table:table-cell>
            </table:table-row>
            <table:table-row>
              <table:table-cell office:value-type="string">
                <text:p>62500</text:p>
              </table:table-cell>
              <table:table-cell office:value-type="float" office:value="1.38839173316956">
                <text:p>1.38839173316956</text:p>
              </table:table-cell>
              <table:table-cell office:value-type="float" office:value="0.424604177474976">
                <text:p>0.424604177474976</text:p>
              </table:table-cell>
              <table:table-cell office:value-type="float" office:value="0.290770053863525">
                <text:p>0.290770053863525</text:p>
              </table:table-cell>
              <table:table-cell office:value-type="float" office:value="0.848999977111816">
                <text:p>0.848999977111816</text:p>
              </table:table-cell>
              <table:table-cell office:value-type="float" office:value="3.275465965271">
                <text:p>3.275465965271</text:p>
              </table:table-cell>
              <table:table-cell office:value-type="float" office:value="1.51541304588318">
                <text:p>1.51541304588318</text:p>
              </table:table-cell>
            </table:table-row>
            <table:table-row>
              <table:table-cell office:value-type="string">
                <text:p>125000</text:p>
              </table:table-cell>
              <table:table-cell office:value-type="float" office:value="2.9846088886261">
                <text:p>2.9846088886261</text:p>
              </table:table-cell>
              <table:table-cell office:value-type="float" office:value="0.950985908508301">
                <text:p>0.950985908508301</text:p>
              </table:table-cell>
              <table:table-cell office:value-type="float" office:value="0.656194925308228">
                <text:p>0.656194925308228</text:p>
              </table:table-cell>
              <table:table-cell office:value-type="float" office:value="1.8289999961853">
                <text:p>1.8289999961853</text:p>
              </table:table-cell>
              <table:table-cell office:value-type="float" office:value="7.06089806556702">
                <text:p>7.06089806556702</text:p>
              </table:table-cell>
              <table:table-cell office:value-type="float" office:value="3.3833794593811">
                <text:p>3.3833794593811</text:p>
              </table:table-cell>
            </table:table-row>
            <table:table-row>
              <table:table-cell office:value-type="string">
                <text:p>250000</text:p>
              </table:table-cell>
              <table:table-cell office:value-type="float" office:value="6.63349938392639">
                <text:p>6.63349938392639</text:p>
              </table:table-cell>
              <table:table-cell office:value-type="float" office:value="1.74443507194519">
                <text:p>1.74443507194519</text:p>
              </table:table-cell>
              <table:table-cell office:value-type="float" office:value="1.37884283065796">
                <text:p>1.37884283065796</text:p>
              </table:table-cell>
              <table:table-cell office:value-type="float" office:value="3.97900009155273">
                <text:p>3.97900009155273</text:p>
              </table:table-cell>
              <table:table-cell office:value-type="float" office:value="15.8933191299438">
                <text:p>15.8933191299438</text:p>
              </table:table-cell>
              <table:table-cell office:value-type="float" office:value="7.01857352256775">
                <text:p>7.01857352256775</text:p>
              </table:table-cell>
            </table:table-row>
            <table:table-row>
              <table:table-cell office:value-type="string">
                <text:p>500000</text:p>
              </table:table-cell>
              <table:table-cell office:value-type="float" office:value="15.5514583587646">
                <text:p>15.5514583587646</text:p>
              </table:table-cell>
              <table:table-cell office:value-type="float" office:value="3.96704697608948">
                <text:p>3.96704697608948</text:p>
              </table:table-cell>
              <table:table-cell office:value-type="float" office:value="3.11291289329529">
                <text:p>3.11291289329529</text:p>
              </table:table-cell>
              <table:table-cell office:value-type="float" office:value="8.55400013923645">
                <text:p>8.55400013923645</text:p>
              </table:table-cell>
              <table:table-cell office:value-type="float" office:value="35.1390130519867">
                <text:p>35.1390130519867</text:p>
              </table:table-cell>
              <table:table-cell office:value-type="float" office:value="15.0799164772034">
                <text:p>15.0799164772034</text:p>
              </table:table-cell>
            </table:table-row>
            <table:table-row>
              <table:table-cell office:value-type="string">
                <text:p>1000000</text:p>
              </table:table-cell>
              <table:table-cell office:value-type="float" office:value="29.8941278457642">
                <text:p>29.8941278457642</text:p>
              </table:table-cell>
              <table:table-cell office:value-type="float" office:value="9.87727689743042">
                <text:p>9.87727689743042</text:p>
              </table:table-cell>
              <table:table-cell office:value-type="float" office:value="7.76989102363586">
                <text:p>7.76989102363586</text:p>
              </table:table-cell>
              <table:table-cell office:value-type="float" office:value="19.7730000019073">
                <text:p>19.7730000019073</text:p>
              </table:table-cell>
              <table:table-cell office:value-type="float" office:value="73.2429490089417">
                <text:p>73.2429490089417</text:p>
              </table:table-cell>
              <table:table-cell office:value-type="float" office:value="32.2511219978333">
                <text:p>32.2511219978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609cm" svg:height="15.139cm" xlink:href=".." xlink:type="simple" chart:class="chart:line" chart:style-name="ch1">
        <chart:title svg:x="8.609cm" svg:y="0.437cm" chart:style-name="ch2">
          <text:p>Benchmark of RB Tree Inserts</text:p>
        </chart:title>
        <chart:legend chart:legend-position="end" svg:x="19.168cm" svg:y="6.122cm" chart:style-name="ch3"/>
        <chart:plot-area chart:style-name="ch4" table:cell-range-address="organize1.A2:organize1.G16 organize1.B1:organize1.G1" chart:data-source-has-labels="both" svg:x="1.494cm" svg:y="2.128cm" svg:width="16.73cm" svg:height="11.717cm">
          <chartooo:coordinate-region svg:x="2.151cm" svg:y="2.332cm" svg:width="15.36cm" svg:height="10.45cm"/>
          <chart:axis chart:dimension="x" chart:name="primary-x" chart:style-name="ch5">
            <chart:title svg:x="9.319cm" svg:y="14.148cm" chart:style-name="ch6">
              <text:p>nodes</text:p>
            </chart:title>
            <chart:categories table:cell-range-address="organize1.A2:organize1.A16"/>
          </chart:axis>
          <chart:axis chart:dimension="y" chart:name="primary-y" chart:style-name="ch5">
            <chart:title svg:x="0.451cm" svg:y="8.704cm" chart:style-name="ch7">
              <text:p>seconds</text:p>
            </chart:title>
            <chart:grid chart:style-name="ch8" chart:class="major"/>
          </chart:axis>
          <chart:series chart:style-name="ch9" chart:values-cell-range-address="organize1.B2:organize1.B16" chart:label-cell-address="organize1.B1:organize1.B1" chart:class="chart:line">
            <chart:data-point chart:repeated="15"/>
          </chart:series>
          <chart:series chart:style-name="ch10" chart:values-cell-range-address="organize1.C2:organize1.C16" chart:label-cell-address="organize1.C1:organize1.C1" chart:class="chart:line">
            <chart:data-point chart:repeated="15"/>
          </chart:series>
          <chart:series chart:style-name="ch11" chart:values-cell-range-address="organize1.D2:organize1.D16" chart:label-cell-address="organize1.D1:organize1.D1" chart:class="chart:line">
            <chart:data-point chart:repeated="15"/>
          </chart:series>
          <chart:series chart:style-name="ch12" chart:values-cell-range-address="organize1.E2:organize1.E16" chart:label-cell-address="organize1.E1:organize1.E1" chart:class="chart:line">
            <chart:data-point chart:repeated="15"/>
          </chart:series>
          <chart:series chart:style-name="ch13" chart:values-cell-range-address="organize1.F2:organize1.F16" chart:label-cell-address="organize1.F1:organize1.F1" chart:class="chart:line">
            <chart:data-point chart:repeated="15"/>
          </chart:series>
          <chart:series chart:style-name="ch14" chart:values-cell-range-address="organize1.G2:organize1.G16" chart:label-cell-address="organize1.G1:organize1.G1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RI 1.9.1p430</text:p>
                <draw:g>
                  <svg:desc>organize1.B1:organize1.B1</svg:desc>
                </draw:g>
              </table:table-cell>
              <table:table-cell office:value-type="string">
                <text:p>rbx 1.3.0dev (hydra)</text:p>
                <draw:g>
                  <svg:desc>organize1.C1:organize1.C1</svg:desc>
                </draw:g>
              </table:table-cell>
              <table:table-cell office:value-type="string">
                <text:p>rbx 1.2.0</text:p>
                <draw:g>
                  <svg:desc>organize1.D1:organize1.D1</svg:desc>
                </draw:g>
              </table:table-cell>
              <table:table-cell office:value-type="string">
                <text:p>Jruby 1.5.3</text:p>
                <draw:g>
                  <svg:desc>organize1.E1:organize1.E1</svg:desc>
                </draw:g>
              </table:table-cell>
              <table:table-cell office:value-type="string">
                <text:p>ree 2011.01</text:p>
                <draw:g>
                  <svg:desc>organize1.F1:organize1.F1</svg:desc>
                </draw:g>
              </table:table-cell>
              <table:table-cell office:value-type="string">
                <text:p>MRI 1.9.3dev (r30873)</text:p>
                <draw:g>
                  <svg:desc>organize1.G1:organize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1</text:p>
                <draw:g>
                  <svg:desc>organize1.A2:organize1.A16</svg:desc>
                </draw:g>
              </table:table-cell>
              <table:table-cell office:value-type="float" office:value="0.000677347183227539">
                <text:p>0.000677347183227539</text:p>
                <draw:g>
                  <svg:desc>organize1.B2:organize1.B16</svg:desc>
                </draw:g>
              </table:table-cell>
              <table:table-cell office:value-type="float" office:value="0.000235795974731445">
                <text:p>0.000235795974731445</text:p>
                <draw:g>
                  <svg:desc>organize1.C2:organize1.C16</svg:desc>
                </draw:g>
              </table:table-cell>
              <table:table-cell office:value-type="float" office:value="0.000175952911376953">
                <text:p>0.000175952911376953</text:p>
                <draw:g>
                  <svg:desc>organize1.D2:organize1.D16</svg:desc>
                </draw:g>
              </table:table-cell>
              <table:table-cell office:value-type="float" office:value="0">
                <text:p>0</text:p>
                <draw:g>
                  <svg:desc>organize1.E2:organize1.E16</svg:desc>
                </draw:g>
              </table:table-cell>
              <table:table-cell office:value-type="float" office:value="0.00117802619934082">
                <text:p>0.00117802619934082</text:p>
                <draw:g>
                  <svg:desc>organize1.F2:organize1.F16</svg:desc>
                </draw:g>
              </table:table-cell>
              <table:table-cell office:value-type="float" office:value="0.000652074813842773">
                <text:p>0.000652074813842773</text:p>
                <draw:g>
                  <svg:desc>organize1.G2:organize1.G16</svg:desc>
                </draw:g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155377388000488">
                <text:p>0.00155377388000488</text:p>
              </table:table-cell>
              <table:table-cell office:value-type="float" office:value="0.000458955764770508">
                <text:p>0.000458955764770508</text:p>
              </table:table-cell>
              <table:table-cell office:value-type="float" office:value="0.000324010848999023">
                <text:p>0.000324010848999023</text:p>
              </table:table-cell>
              <table:table-cell office:value-type="float" office:value="0.00100016593933105">
                <text:p>0.00100016593933105</text:p>
              </table:table-cell>
              <table:table-cell office:value-type="float" office:value="0.00272011756896973">
                <text:p>0.00272011756896973</text:p>
              </table:table-cell>
              <table:table-cell office:value-type="float" office:value="0.00150775909423828">
                <text:p>0.001507759094238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351142883300781">
                <text:p>0.00351142883300781</text:p>
              </table:table-cell>
              <table:table-cell office:value-type="float" office:value="0.000950098037719727">
                <text:p>0.000950098037719727</text:p>
              </table:table-cell>
              <table:table-cell office:value-type="float" office:value="0.000670909881591797">
                <text:p>0.000670909881591797</text:p>
              </table:table-cell>
              <table:table-cell office:value-type="float" office:value="0.00199985504150391">
                <text:p>0.00199985504150391</text:p>
              </table:table-cell>
              <table:table-cell office:value-type="float" office:value="0.00628900527954102">
                <text:p>0.00628900527954102</text:p>
              </table:table-cell>
              <table:table-cell office:value-type="float" office:value="0.00320982933044434">
                <text:p>0.0032098293304443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747013092041016">
                <text:p>0.00747013092041016</text:p>
              </table:table-cell>
              <table:table-cell office:value-type="float" office:value="0.00200319290161133">
                <text:p>0.00200319290161133</text:p>
              </table:table-cell>
              <table:table-cell office:value-type="float" office:value="0.00141215324401855">
                <text:p>0.00141215324401855</text:p>
              </table:table-cell>
              <table:table-cell office:value-type="float" office:value="0.00400018692016602">
                <text:p>0.00400018692016602</text:p>
              </table:table-cell>
              <table:table-cell office:value-type="float" office:value="0.0136611461639404">
                <text:p>0.0136611461639404</text:p>
              </table:table-cell>
              <table:table-cell office:value-type="float" office:value="0.00718259811401367">
                <text:p>0.0071825981140136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745882987976074">
                <text:p>0.0745882987976074</text:p>
              </table:table-cell>
              <table:table-cell office:value-type="float" office:value="0.0042259693145752">
                <text:p>0.0042259693145752</text:p>
              </table:table-cell>
              <table:table-cell office:value-type="float" office:value="0.00298690795898437">
                <text:p>0.00298690795898437</text:p>
              </table:table-cell>
              <table:table-cell office:value-type="float" office:value="0.00799989700317383">
                <text:p>0.00799989700317383</text:p>
              </table:table-cell>
              <table:table-cell office:value-type="float" office:value="0.0305509567260742">
                <text:p>0.0305509567260742</text:p>
              </table:table-cell>
              <table:table-cell office:value-type="float" office:value="0.0156388282775879">
                <text:p>0.0156388282775879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.04770827293396">
                <text:p>0.04770827293396</text:p>
              </table:table-cell>
              <table:table-cell office:value-type="float" office:value="0.00896811485290527">
                <text:p>0.00896811485290527</text:p>
              </table:table-cell>
              <table:table-cell office:value-type="float" office:value="0.00632905960083008">
                <text:p>0.00632905960083008</text:p>
              </table:table-cell>
              <table:table-cell office:value-type="float" office:value="0.0179998874664307">
                <text:p>0.0179998874664307</text:p>
              </table:table-cell>
              <table:table-cell office:value-type="float" office:value="0.0665059089660645">
                <text:p>0.0665059089660645</text:p>
              </table:table-cell>
              <table:table-cell office:value-type="float" office:value="0.0338571071624756">
                <text:p>0.0338571071624756</text:p>
              </table:table-cell>
            </table:table-row>
            <table:table-row>
              <table:table-cell office:value-type="string">
                <text:p>3906</text:p>
              </table:table-cell>
              <table:table-cell office:value-type="float" office:value="0.0797045230865479">
                <text:p>0.0797045230865479</text:p>
              </table:table-cell>
              <table:table-cell office:value-type="float" office:value="0.0184650421142578">
                <text:p>0.0184650421142578</text:p>
              </table:table-cell>
              <table:table-cell office:value-type="float" office:value="0.0133721828460693">
                <text:p>0.0133721828460693</text:p>
              </table:table-cell>
              <table:table-cell office:value-type="float" office:value="0.0380001068115234">
                <text:p>0.0380001068115234</text:p>
              </table:table-cell>
              <table:table-cell office:value-type="float" office:value="0.14440393447876">
                <text:p>0.14440393447876</text:p>
              </table:table-cell>
              <table:table-cell office:value-type="float" office:value="0.105230093002319">
                <text:p>0.105230093002319</text:p>
              </table:table-cell>
            </table:table-row>
            <table:table-row>
              <table:table-cell office:value-type="string">
                <text:p>7812</text:p>
              </table:table-cell>
              <table:table-cell office:value-type="float" office:value="0.184063673019409">
                <text:p>0.184063673019409</text:p>
              </table:table-cell>
              <table:table-cell office:value-type="float" office:value="0.0446732044219971">
                <text:p>0.0446732044219971</text:p>
              </table:table-cell>
              <table:table-cell office:value-type="float" office:value="0.0282211303710938">
                <text:p>0.0282211303710938</text:p>
              </table:table-cell>
              <table:table-cell office:value-type="float" office:value="0.0840001106262207">
                <text:p>0.0840001106262207</text:p>
              </table:table-cell>
              <table:table-cell office:value-type="float" office:value="0.31365704536438">
                <text:p>0.31365704536438</text:p>
              </table:table-cell>
              <table:table-cell office:value-type="float" office:value="0.152206659317017">
                <text:p>0.152206659317017</text:p>
              </table:table-cell>
            </table:table-row>
            <table:table-row>
              <table:table-cell office:value-type="string">
                <text:p>15625</text:p>
              </table:table-cell>
              <table:table-cell office:value-type="float" office:value="0.387437105178833">
                <text:p>0.387437105178833</text:p>
              </table:table-cell>
              <table:table-cell office:value-type="float" office:value="0.0972630977630615">
                <text:p>0.0972630977630615</text:p>
              </table:table-cell>
              <table:table-cell office:value-type="float" office:value="0.0664219856262207">
                <text:p>0.0664219856262207</text:p>
              </table:table-cell>
              <table:table-cell office:value-type="float" office:value="0.181999921798706">
                <text:p>0.181999921798706</text:p>
              </table:table-cell>
              <table:table-cell office:value-type="float" office:value="0.67815899848938">
                <text:p>0.67815899848938</text:p>
              </table:table-cell>
              <table:table-cell office:value-type="float" office:value="0.337431192398071">
                <text:p>0.337431192398071</text:p>
              </table:table-cell>
            </table:table-row>
            <table:table-row>
              <table:table-cell office:value-type="string">
                <text:p>31250</text:p>
              </table:table-cell>
              <table:table-cell office:value-type="float" office:value="0.667695999145508">
                <text:p>0.667695999145508</text:p>
              </table:table-cell>
              <table:table-cell office:value-type="float" office:value="0.19306206703186">
                <text:p>0.19306206703186</text:p>
              </table:table-cell>
              <table:table-cell office:value-type="float" office:value="0.128759860992432">
                <text:p>0.128759860992432</text:p>
              </table:table-cell>
              <table:table-cell office:value-type="float" office:value="0.398000001907349">
                <text:p>0.398000001907349</text:p>
              </table:table-cell>
              <table:table-cell office:value-type="float" office:value="1.50848507881165">
                <text:p>1.50848507881165</text:p>
              </table:table-cell>
              <table:table-cell office:value-type="float" office:value="0.716922044754028">
                <text:p>0.716922044754028</text:p>
              </table:table-cell>
            </table:table-row>
            <table:table-row>
              <table:table-cell office:value-type="string">
                <text:p>62500</text:p>
              </table:table-cell>
              <table:table-cell office:value-type="float" office:value="1.38839173316956">
                <text:p>1.38839173316956</text:p>
              </table:table-cell>
              <table:table-cell office:value-type="float" office:value="0.424604177474976">
                <text:p>0.424604177474976</text:p>
              </table:table-cell>
              <table:table-cell office:value-type="float" office:value="0.290770053863525">
                <text:p>0.290770053863525</text:p>
              </table:table-cell>
              <table:table-cell office:value-type="float" office:value="0.848999977111816">
                <text:p>0.848999977111816</text:p>
              </table:table-cell>
              <table:table-cell office:value-type="float" office:value="3.275465965271">
                <text:p>3.275465965271</text:p>
              </table:table-cell>
              <table:table-cell office:value-type="float" office:value="1.51541304588318">
                <text:p>1.51541304588318</text:p>
              </table:table-cell>
            </table:table-row>
            <table:table-row>
              <table:table-cell office:value-type="string">
                <text:p>125000</text:p>
              </table:table-cell>
              <table:table-cell office:value-type="float" office:value="2.9846088886261">
                <text:p>2.9846088886261</text:p>
              </table:table-cell>
              <table:table-cell office:value-type="float" office:value="0.950985908508301">
                <text:p>0.950985908508301</text:p>
              </table:table-cell>
              <table:table-cell office:value-type="float" office:value="0.656194925308228">
                <text:p>0.656194925308228</text:p>
              </table:table-cell>
              <table:table-cell office:value-type="float" office:value="1.8289999961853">
                <text:p>1.8289999961853</text:p>
              </table:table-cell>
              <table:table-cell office:value-type="float" office:value="7.06089806556702">
                <text:p>7.06089806556702</text:p>
              </table:table-cell>
              <table:table-cell office:value-type="float" office:value="3.3833794593811">
                <text:p>3.3833794593811</text:p>
              </table:table-cell>
            </table:table-row>
            <table:table-row>
              <table:table-cell office:value-type="string">
                <text:p>250000</text:p>
              </table:table-cell>
              <table:table-cell office:value-type="float" office:value="6.63349938392639">
                <text:p>6.63349938392639</text:p>
              </table:table-cell>
              <table:table-cell office:value-type="float" office:value="1.74443507194519">
                <text:p>1.74443507194519</text:p>
              </table:table-cell>
              <table:table-cell office:value-type="float" office:value="1.37884283065796">
                <text:p>1.37884283065796</text:p>
              </table:table-cell>
              <table:table-cell office:value-type="float" office:value="3.97900009155273">
                <text:p>3.97900009155273</text:p>
              </table:table-cell>
              <table:table-cell office:value-type="float" office:value="15.8933191299438">
                <text:p>15.8933191299438</text:p>
              </table:table-cell>
              <table:table-cell office:value-type="float" office:value="7.01857352256775">
                <text:p>7.01857352256775</text:p>
              </table:table-cell>
            </table:table-row>
            <table:table-row>
              <table:table-cell office:value-type="string">
                <text:p>500000</text:p>
              </table:table-cell>
              <table:table-cell office:value-type="float" office:value="15.5514583587646">
                <text:p>15.5514583587646</text:p>
              </table:table-cell>
              <table:table-cell office:value-type="float" office:value="3.96704697608948">
                <text:p>3.96704697608948</text:p>
              </table:table-cell>
              <table:table-cell office:value-type="float" office:value="3.11291289329529">
                <text:p>3.11291289329529</text:p>
              </table:table-cell>
              <table:table-cell office:value-type="float" office:value="8.55400013923645">
                <text:p>8.55400013923645</text:p>
              </table:table-cell>
              <table:table-cell office:value-type="float" office:value="35.1390130519867">
                <text:p>35.1390130519867</text:p>
              </table:table-cell>
              <table:table-cell office:value-type="float" office:value="15.0799164772034">
                <text:p>15.0799164772034</text:p>
              </table:table-cell>
            </table:table-row>
            <table:table-row>
              <table:table-cell office:value-type="string">
                <text:p>1000000</text:p>
              </table:table-cell>
              <table:table-cell office:value-type="float" office:value="29.8941278457642">
                <text:p>29.8941278457642</text:p>
              </table:table-cell>
              <table:table-cell office:value-type="float" office:value="9.87727689743042">
                <text:p>9.87727689743042</text:p>
              </table:table-cell>
              <table:table-cell office:value-type="float" office:value="7.76989102363586">
                <text:p>7.76989102363586</text:p>
              </table:table-cell>
              <table:table-cell office:value-type="float" office:value="19.7730000019073">
                <text:p>19.7730000019073</text:p>
              </table:table-cell>
              <table:table-cell office:value-type="float" office:value="73.2429490089417">
                <text:p>73.2429490089417</text:p>
              </table:table-cell>
              <table:table-cell office:value-type="float" office:value="32.2511219978333">
                <text:p>32.2511219978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